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409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8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aph_100_100_66_10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string" calcext:value-type="string">
            <text:p>graph_100_100_6_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graph_100_100_98_100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string" calcext:value-type="string">
            <text:p>graph_10_10_6_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graph_10_10_66_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graph_10_10_98_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graph_110_110_6_1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string" calcext:value-type="string">
            <text:p>graph_110_110_66_11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string" calcext:value-type="string">
            <text:p>graph_110_110_98_11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664" calcext:value-type="float">
            <text:p>766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84" calcext:value-type="float">
            <text:p>7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string" calcext:value-type="string">
            <text:p>graph_120_120_6_1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string" calcext:value-type="string">
            <text:p>graph_120_120_66_12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graph_120_120_98_12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432" calcext:value-type="float">
            <text:p>843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544" calcext:value-type="float">
            <text:p>85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592" calcext:value-type="float">
            <text:p>859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736" calcext:value-type="float">
            <text:p>873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64" calcext:value-type="float">
            <text:p>886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string" calcext:value-type="string">
            <text:p>graph_130_130_6_1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string" calcext:value-type="string">
            <text:p>graph_130_130_66_130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64" calcext:value-type="float">
            <text:p>7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string" calcext:value-type="string">
            <text:p>graph_130_130_98_13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744" calcext:value-type="float">
            <text:p>97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840" calcext:value-type="float">
            <text:p>9840</text:p>
          </table:table-cell>
        </table:table-row>
        <table:table-row table:style-name="ro1">
          <table:table-cell office:value-type="string" calcext:value-type="string">
            <text:p>graph_140_140_6_14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graph_140_140_66_140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string" calcext:value-type="string">
            <text:p>graph_140_140_98_140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384" calcext:value-type="float">
            <text:p>1038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0384" calcext:value-type="float">
            <text:p>103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416" calcext:value-type="float">
            <text:p>104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432" calcext:value-type="float">
            <text:p>104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528" calcext:value-type="float">
            <text:p>105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704" calcext:value-type="float">
            <text:p>107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736" calcext:value-type="float">
            <text:p>1073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string" calcext:value-type="string">
            <text:p>graph_150_150_6_1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graph_150_150_66_15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912" calcext:value-type="float">
            <text:p>89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120" calcext:value-type="float">
            <text:p>912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string" calcext:value-type="string">
            <text:p>graph_150_150_98_15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552" calcext:value-type="float">
            <text:p>115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648" calcext:value-type="float">
            <text:p>116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664" calcext:value-type="float">
            <text:p>1166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776" calcext:value-type="float">
            <text:p>117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856" calcext:value-type="float">
            <text:p>118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string" calcext:value-type="string">
            <text:p>graph_160_160_6_16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string" calcext:value-type="string">
            <text:p>graph_160_160_66_16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536" calcext:value-type="float">
            <text:p>953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584" calcext:value-type="float">
            <text:p>958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776" calcext:value-type="float">
            <text:p>97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888" calcext:value-type="float">
            <text:p>98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856" calcext:value-type="float">
            <text:p>98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904" calcext:value-type="float">
            <text:p>99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string" calcext:value-type="string">
            <text:p>graph_160_160_98_16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592" calcext:value-type="float">
            <text:p>1259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2656" calcext:value-type="float">
            <text:p>1265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688" calcext:value-type="float">
            <text:p>126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720" calcext:value-type="float">
            <text:p>127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784" calcext:value-type="float">
            <text:p>127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832" calcext:value-type="float">
            <text:p>128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896" calcext:value-type="float">
            <text:p>128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944" calcext:value-type="float">
            <text:p>129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3024" calcext:value-type="float">
            <text:p>130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3088" calcext:value-type="float">
            <text:p>13088</text:p>
          </table:table-cell>
        </table:table-row>
        <table:table-row table:style-name="ro1">
          <table:table-cell office:value-type="string" calcext:value-type="string">
            <text:p>graph_170_170_6_17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graph_170_170_66_170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368" calcext:value-type="float">
            <text:p>1036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432" calcext:value-type="float">
            <text:p>104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496" calcext:value-type="float">
            <text:p>104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704" calcext:value-type="float">
            <text:p>107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688" calcext:value-type="float">
            <text:p>106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736" calcext:value-type="float">
            <text:p>1073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784" calcext:value-type="float">
            <text:p>10784</text:p>
          </table:table-cell>
        </table:table-row>
        <table:table-row table:style-name="ro1">
          <table:table-cell office:value-type="string" calcext:value-type="string">
            <text:p>graph_170_170_98_17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808" calcext:value-type="float">
            <text:p>1380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3856" calcext:value-type="float">
            <text:p>1385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3840" calcext:value-type="float">
            <text:p>1384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3888" calcext:value-type="float">
            <text:p>1388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936" calcext:value-type="float">
            <text:p>1393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176" calcext:value-type="float">
            <text:p>1417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160" calcext:value-type="float">
            <text:p>1416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208" calcext:value-type="float">
            <text:p>142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336" calcext:value-type="float">
            <text:p>14336</text:p>
          </table:table-cell>
        </table:table-row>
        <table:table-row table:style-name="ro1">
          <table:table-cell office:value-type="string" calcext:value-type="string">
            <text:p>graph_180_180_6_18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graph_180_180_66_180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328" calcext:value-type="float">
            <text:p>1132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648" calcext:value-type="float">
            <text:p>116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680" calcext:value-type="float">
            <text:p>1168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696" calcext:value-type="float">
            <text:p>11696</text:p>
          </table:table-cell>
        </table:table-row>
        <table:table-row table:style-name="ro1">
          <table:table-cell office:value-type="string" calcext:value-type="string">
            <text:p>graph_180_180_98_18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136" calcext:value-type="float">
            <text:p>1513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5168" calcext:value-type="float">
            <text:p>1516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5232" calcext:value-type="float">
            <text:p>1523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5264" calcext:value-type="float">
            <text:p>152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392" calcext:value-type="float">
            <text:p>1539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552" calcext:value-type="float">
            <text:p>155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string" calcext:value-type="string">
            <text:p>graph_200_200_6_2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string" calcext:value-type="string">
            <text:p>graph_200_200_66_200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3088" calcext:value-type="float">
            <text:p>1308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3136" calcext:value-type="float">
            <text:p>1313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184" calcext:value-type="float">
            <text:p>1318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3184" calcext:value-type="float">
            <text:p>131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216" calcext:value-type="float">
            <text:p>132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248" calcext:value-type="float">
            <text:p>1324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360" calcext:value-type="float">
            <text:p>1336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520" calcext:value-type="float">
            <text:p>135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584" calcext:value-type="float">
            <text:p>1358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3568" calcext:value-type="float">
            <text:p>1356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3584" calcext:value-type="float">
            <text:p>13584</text:p>
          </table:table-cell>
        </table:table-row>
        <table:table-row table:style-name="ro1">
          <table:table-cell office:value-type="string" calcext:value-type="string">
            <text:p>graph_200_200_98_200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7936" calcext:value-type="float">
            <text:p>1793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7936" calcext:value-type="float">
            <text:p>1793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7984" calcext:value-type="float">
            <text:p>1798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032" calcext:value-type="float">
            <text:p>1803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048" calcext:value-type="float">
            <text:p>1804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128" calcext:value-type="float">
            <text:p>1812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192" calcext:value-type="float">
            <text:p>1819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320" calcext:value-type="float">
            <text:p>183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464" calcext:value-type="float">
            <text:p>18464</text:p>
          </table:table-cell>
        </table:table-row>
        <table:table-row table:style-name="ro1">
          <table:table-cell office:value-type="string" calcext:value-type="string">
            <text:p>graph_20_20_6_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graph_20_20_66_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graph_20_20_98_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graph_210_210_6_2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string" calcext:value-type="string">
            <text:p>graph_210_210_66_21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128" calcext:value-type="float">
            <text:p>1412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160" calcext:value-type="float">
            <text:p>1416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224" calcext:value-type="float">
            <text:p>1422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4208" calcext:value-type="float">
            <text:p>1420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4240" calcext:value-type="float">
            <text:p>1424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288" calcext:value-type="float">
            <text:p>142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336" calcext:value-type="float">
            <text:p>1433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416" calcext:value-type="float">
            <text:p>144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560" calcext:value-type="float">
            <text:p>1456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624" calcext:value-type="float">
            <text:p>1462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704" calcext:value-type="float">
            <text:p>147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string" calcext:value-type="string">
            <text:p>graph_210_210_98_210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440" calcext:value-type="float">
            <text:p>1944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9488" calcext:value-type="float">
            <text:p>1948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504" calcext:value-type="float">
            <text:p>1950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488" calcext:value-type="float">
            <text:p>1948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536" calcext:value-type="float">
            <text:p>1953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616" calcext:value-type="float">
            <text:p>1961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808" calcext:value-type="float">
            <text:p>1980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904" calcext:value-type="float">
            <text:p>1990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920" calcext:value-type="float">
            <text:p>199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904" calcext:value-type="float">
            <text:p>19904</text:p>
          </table:table-cell>
        </table:table-row>
        <table:table-row table:style-name="ro1">
          <table:table-cell office:value-type="string" calcext:value-type="string">
            <text:p>graph_220_220_6_2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graph_220_220_66_22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184" calcext:value-type="float">
            <text:p>1518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5232" calcext:value-type="float">
            <text:p>1523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5248" calcext:value-type="float">
            <text:p>1524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248" calcext:value-type="float">
            <text:p>1524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5312" calcext:value-type="float">
            <text:p>1531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5312" calcext:value-type="float">
            <text:p>1531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376" calcext:value-type="float">
            <text:p>1537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584" calcext:value-type="float">
            <text:p>155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696" calcext:value-type="float">
            <text:p>156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728" calcext:value-type="float">
            <text:p>1572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string" calcext:value-type="string">
            <text:p>graph_220_220_98_22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1040" calcext:value-type="float">
            <text:p>2104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1104" calcext:value-type="float">
            <text:p>2110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1120" calcext:value-type="float">
            <text:p>2112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1104" calcext:value-type="float">
            <text:p>211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1120" calcext:value-type="float">
            <text:p>2112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1168" calcext:value-type="float">
            <text:p>2116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1232" calcext:value-type="float">
            <text:p>2123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1296" calcext:value-type="float">
            <text:p>2129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1440" calcext:value-type="float">
            <text:p>2144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1520" calcext:value-type="float">
            <text:p>2152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1568" calcext:value-type="float">
            <text:p>2156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1536" calcext:value-type="float">
            <text:p>21536</text:p>
          </table:table-cell>
        </table:table-row>
        <table:table-row table:style-name="ro1">
          <table:table-cell office:value-type="string" calcext:value-type="string">
            <text:p>graph_230_230_6_2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6" calcext:value-type="float">
            <text:p>4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string" calcext:value-type="string">
            <text:p>graph_230_230_66_23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352" calcext:value-type="float">
            <text:p>1635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416" calcext:value-type="float">
            <text:p>1641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6448" calcext:value-type="float">
            <text:p>1644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464" calcext:value-type="float">
            <text:p>1646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464" calcext:value-type="float">
            <text:p>1646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6496" calcext:value-type="float">
            <text:p>1649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6544" calcext:value-type="float">
            <text:p>165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656" calcext:value-type="float">
            <text:p>1665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768" calcext:value-type="float">
            <text:p>1676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848" calcext:value-type="float">
            <text:p>1684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944" calcext:value-type="float">
            <text:p>169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944" calcext:value-type="float">
            <text:p>16944</text:p>
          </table:table-cell>
        </table:table-row>
        <table:table-row table:style-name="ro1">
          <table:table-cell office:value-type="string" calcext:value-type="string">
            <text:p>graph_230_230_98_23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704" calcext:value-type="float">
            <text:p>227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2752" calcext:value-type="float">
            <text:p>2275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2768" calcext:value-type="float">
            <text:p>2276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2768" calcext:value-type="float">
            <text:p>2276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2784" calcext:value-type="float">
            <text:p>2278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2816" calcext:value-type="float">
            <text:p>2281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2912" calcext:value-type="float">
            <text:p>2291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2960" calcext:value-type="float">
            <text:p>2296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3088" calcext:value-type="float">
            <text:p>2308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184" calcext:value-type="float">
            <text:p>2318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248" calcext:value-type="float">
            <text:p>2324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264" calcext:value-type="float">
            <text:p>23264</text:p>
          </table:table-cell>
        </table:table-row>
        <table:table-row table:style-name="ro1">
          <table:table-cell office:value-type="string" calcext:value-type="string">
            <text:p>graph_240_240_6_24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graph_240_240_66_24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7504" calcext:value-type="float">
            <text:p>1750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7552" calcext:value-type="float">
            <text:p>1755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584" calcext:value-type="float">
            <text:p>1758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632" calcext:value-type="float">
            <text:p>1763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7632" calcext:value-type="float">
            <text:p>1763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7696" calcext:value-type="float">
            <text:p>1769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7760" calcext:value-type="float">
            <text:p>1776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888" calcext:value-type="float">
            <text:p>178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016" calcext:value-type="float">
            <text:p>180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064" calcext:value-type="float">
            <text:p>180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128" calcext:value-type="float">
            <text:p>18128</text:p>
          </table:table-cell>
        </table:table-row>
        <table:table-row table:style-name="ro1">
          <table:table-cell office:value-type="string" calcext:value-type="string">
            <text:p>graph_240_240_98_240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4448" calcext:value-type="float">
            <text:p>2444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4480" calcext:value-type="float">
            <text:p>2448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4496" calcext:value-type="float">
            <text:p>2449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4480" calcext:value-type="float">
            <text:p>2448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4512" calcext:value-type="float">
            <text:p>2451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4544" calcext:value-type="float">
            <text:p>2454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4608" calcext:value-type="float">
            <text:p>2460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4672" calcext:value-type="float">
            <text:p>2467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4816" calcext:value-type="float">
            <text:p>2481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4880" calcext:value-type="float">
            <text:p>2488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4944" calcext:value-type="float">
            <text:p>2494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 office:value-type="string" calcext:value-type="string">
            <text:p>graph_250_250_6_2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string" calcext:value-type="string">
            <text:p>graph_250_250_66_250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8672" calcext:value-type="float">
            <text:p>1867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736" calcext:value-type="float">
            <text:p>1873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8752" calcext:value-type="float">
            <text:p>1875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784" calcext:value-type="float">
            <text:p>1878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768" calcext:value-type="float">
            <text:p>1876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864" calcext:value-type="float">
            <text:p>1886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944" calcext:value-type="float">
            <text:p>1894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088" calcext:value-type="float">
            <text:p>1908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168" calcext:value-type="float">
            <text:p>1916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232" calcext:value-type="float">
            <text:p>1923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328" calcext:value-type="float">
            <text:p>19328</text:p>
          </table:table-cell>
        </table:table-row>
        <table:table-row table:style-name="ro1">
          <table:table-cell office:value-type="string" calcext:value-type="string">
            <text:p>graph_250_250_98_250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6256" calcext:value-type="float">
            <text:p>2625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6288" calcext:value-type="float">
            <text:p>2628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6320" calcext:value-type="float">
            <text:p>2632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6336" calcext:value-type="float">
            <text:p>2633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6336" calcext:value-type="float">
            <text:p>2633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6368" calcext:value-type="float">
            <text:p>2636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6416" calcext:value-type="float">
            <text:p>2641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6496" calcext:value-type="float">
            <text:p>2649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640" calcext:value-type="float">
            <text:p>2664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720" calcext:value-type="float">
            <text:p>2672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768" calcext:value-type="float">
            <text:p>2676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864" calcext:value-type="float">
            <text:p>26864</text:p>
          </table:table-cell>
        </table:table-row>
        <table:table-row table:style-name="ro1">
          <table:table-cell office:value-type="string" calcext:value-type="string">
            <text:p>graph_260_260_6_26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string" calcext:value-type="string">
            <text:p>graph_260_260_66_26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0016" calcext:value-type="float">
            <text:p>2001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0032" calcext:value-type="float">
            <text:p>2003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0080" calcext:value-type="float">
            <text:p>2008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0048" calcext:value-type="float">
            <text:p>2004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0096" calcext:value-type="float">
            <text:p>2009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0160" calcext:value-type="float">
            <text:p>2016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0224" calcext:value-type="float">
            <text:p>2022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0368" calcext:value-type="float">
            <text:p>2036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0496" calcext:value-type="float">
            <text:p>2049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0592" calcext:value-type="float">
            <text:p>20592</text:p>
          </table:table-cell>
        </table:table-row>
        <table:table-row table:style-name="ro1">
          <table:table-cell office:value-type="string" calcext:value-type="string">
            <text:p>graph_260_260_98_260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8112" calcext:value-type="float">
            <text:p>2811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8144" calcext:value-type="float">
            <text:p>2814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176" calcext:value-type="float">
            <text:p>2817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208" calcext:value-type="float">
            <text:p>2820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8176" calcext:value-type="float">
            <text:p>2817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8272" calcext:value-type="float">
            <text:p>2827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8272" calcext:value-type="float">
            <text:p>2827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8320" calcext:value-type="float">
            <text:p>2832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8496" calcext:value-type="float">
            <text:p>2849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8624" calcext:value-type="float">
            <text:p>2862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8640" calcext:value-type="float">
            <text:p>2864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8736" calcext:value-type="float">
            <text:p>28736</text:p>
          </table:table-cell>
        </table:table-row>
        <table:table-row table:style-name="ro1">
          <table:table-cell office:value-type="string" calcext:value-type="string">
            <text:p>graph_270_270_6_27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graph_270_270_66_270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1312" calcext:value-type="float">
            <text:p>2131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376" calcext:value-type="float">
            <text:p>2137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1392" calcext:value-type="float">
            <text:p>2139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1440" calcext:value-type="float">
            <text:p>2144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1440" calcext:value-type="float">
            <text:p>2144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1440" calcext:value-type="float">
            <text:p>2144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1504" calcext:value-type="float">
            <text:p>215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1568" calcext:value-type="float">
            <text:p>2156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1712" calcext:value-type="float">
            <text:p>2171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1776" calcext:value-type="float">
            <text:p>2177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1888" calcext:value-type="float">
            <text:p>2188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graph_270_270_98_270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0064" calcext:value-type="float">
            <text:p>3006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0112" calcext:value-type="float">
            <text:p>3011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0112" calcext:value-type="float">
            <text:p>3011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30192" calcext:value-type="float">
            <text:p>301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0144" calcext:value-type="float">
            <text:p>3014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0192" calcext:value-type="float">
            <text:p>3019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0256" calcext:value-type="float">
            <text:p>302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0320" calcext:value-type="float">
            <text:p>3032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0464" calcext:value-type="float">
            <text:p>3046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0544" calcext:value-type="float">
            <text:p>3054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0608" calcext:value-type="float">
            <text:p>3060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0704" calcext:value-type="float">
            <text:p>30704</text:p>
          </table:table-cell>
        </table:table-row>
        <table:table-row table:style-name="ro1">
          <table:table-cell office:value-type="string" calcext:value-type="string">
            <text:p>graph_280_280_6_28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string" calcext:value-type="string">
            <text:p>graph_280_280_66_28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2656" calcext:value-type="float">
            <text:p>2265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2720" calcext:value-type="float">
            <text:p>2272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2736" calcext:value-type="float">
            <text:p>2273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2784" calcext:value-type="float">
            <text:p>2278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2752" calcext:value-type="float">
            <text:p>2275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2816" calcext:value-type="float">
            <text:p>2281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2832" calcext:value-type="float">
            <text:p>2283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2944" calcext:value-type="float">
            <text:p>2294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3088" calcext:value-type="float">
            <text:p>2308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3136" calcext:value-type="float">
            <text:p>2313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184" calcext:value-type="float">
            <text:p>2318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296" calcext:value-type="float">
            <text:p>23296</text:p>
          </table:table-cell>
        </table:table-row>
        <table:table-row table:style-name="ro1">
          <table:table-cell office:value-type="string" calcext:value-type="string">
            <text:p>graph_280_280_98_28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2160" calcext:value-type="float">
            <text:p>3216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2176" calcext:value-type="float">
            <text:p>3217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2192" calcext:value-type="float">
            <text:p>3219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2240" calcext:value-type="float">
            <text:p>3224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2208" calcext:value-type="float">
            <text:p>3220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2240" calcext:value-type="float">
            <text:p>3224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2304" calcext:value-type="float">
            <text:p>3230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2352" calcext:value-type="float">
            <text:p>3235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2512" calcext:value-type="float">
            <text:p>3251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2592" calcext:value-type="float">
            <text:p>3259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672" calcext:value-type="float">
            <text:p>3267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736" calcext:value-type="float">
            <text:p>32736</text:p>
          </table:table-cell>
        </table:table-row>
        <table:table-row table:style-name="ro1">
          <table:table-cell office:value-type="string" calcext:value-type="string">
            <text:p>graph_300_300_6_3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string" calcext:value-type="string">
            <text:p>graph_300_300_66_30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632" calcext:value-type="float">
            <text:p>2563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5680" calcext:value-type="float">
            <text:p>2568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5696" calcext:value-type="float">
            <text:p>2569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5744" calcext:value-type="float">
            <text:p>2574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5792" calcext:value-type="float">
            <text:p>2579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5744" calcext:value-type="float">
            <text:p>2574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5856" calcext:value-type="float">
            <text:p>2585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5904" calcext:value-type="float">
            <text:p>259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016" calcext:value-type="float">
            <text:p>2601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080" calcext:value-type="float">
            <text:p>2608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304" calcext:value-type="float">
            <text:p>26304</text:p>
          </table:table-cell>
        </table:table-row>
        <table:table-row table:style-name="ro1">
          <table:table-cell office:value-type="string" calcext:value-type="string">
            <text:p>graph_300_300_98_300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6416" calcext:value-type="float">
            <text:p>3641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6464" calcext:value-type="float">
            <text:p>3646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6464" calcext:value-type="float">
            <text:p>3646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6512" calcext:value-type="float">
            <text:p>3651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6480" calcext:value-type="float">
            <text:p>3648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6528" calcext:value-type="float">
            <text:p>3652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6576" calcext:value-type="float">
            <text:p>3657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6640" calcext:value-type="float">
            <text:p>3664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6784" calcext:value-type="float">
            <text:p>3678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6848" calcext:value-type="float">
            <text:p>3684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6944" calcext:value-type="float">
            <text:p>3694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6992" calcext:value-type="float">
            <text:p>36992</text:p>
          </table:table-cell>
        </table:table-row>
        <table:table-row table:style-name="ro1">
          <table:table-cell office:value-type="string" calcext:value-type="string">
            <text:p>graph_30_30_6_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graph_30_30_66_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graph_30_30_98_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string" calcext:value-type="string">
            <text:p>graph_320_320_6_32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graph_320_320_66_320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8736" calcext:value-type="float">
            <text:p>287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816" calcext:value-type="float">
            <text:p>2881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8816" calcext:value-type="float">
            <text:p>2881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8848" calcext:value-type="float">
            <text:p>2884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8896" calcext:value-type="float">
            <text:p>2889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8848" calcext:value-type="float">
            <text:p>2884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8912" calcext:value-type="float">
            <text:p>2891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8976" calcext:value-type="float">
            <text:p>2897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9168" calcext:value-type="float">
            <text:p>2916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9264" calcext:value-type="float">
            <text:p>2926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9360" calcext:value-type="float">
            <text:p>29360</text:p>
          </table:table-cell>
        </table:table-row>
        <table:table-row table:style-name="ro1">
          <table:table-cell office:value-type="string" calcext:value-type="string">
            <text:p>graph_320_320_98_32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0976" calcext:value-type="float">
            <text:p>4097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1024" calcext:value-type="float">
            <text:p>4102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41056" calcext:value-type="float">
            <text:p>4105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1104" calcext:value-type="float">
            <text:p>411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1056" calcext:value-type="float">
            <text:p>4105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1120" calcext:value-type="float">
            <text:p>4112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1184" calcext:value-type="float">
            <text:p>4118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1504" calcext:value-type="float">
            <text:p>415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1568" calcext:value-type="float">
            <text:p>41568</text:p>
          </table:table-cell>
        </table:table-row>
        <table:table-row table:style-name="ro1">
          <table:table-cell office:value-type="string" calcext:value-type="string">
            <text:p>graph_340_340_6_34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string" calcext:value-type="string">
            <text:p>graph_340_340_66_340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2080" calcext:value-type="float">
            <text:p>3208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2096" calcext:value-type="float">
            <text:p>3209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2112" calcext:value-type="float">
            <text:p>321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2192" calcext:value-type="float">
            <text:p>321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2176" calcext:value-type="float">
            <text:p>3217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2176" calcext:value-type="float">
            <text:p>3217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2256" calcext:value-type="float">
            <text:p>322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2432" calcext:value-type="float">
            <text:p>3243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448" calcext:value-type="float">
            <text:p>3244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528" calcext:value-type="float">
            <text:p>3252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592" calcext:value-type="float">
            <text:p>32592</text:p>
          </table:table-cell>
        </table:table-row>
        <table:table-row table:style-name="ro1">
          <table:table-cell office:value-type="string" calcext:value-type="string">
            <text:p>graph_340_340_98_34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5872" calcext:value-type="float">
            <text:p>4587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45904" calcext:value-type="float">
            <text:p>4590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5936" calcext:value-type="float">
            <text:p>4593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5936" calcext:value-type="float">
            <text:p>4593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5984" calcext:value-type="float">
            <text:p>4598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5952" calcext:value-type="float">
            <text:p>4595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46064" calcext:value-type="float">
            <text:p>4606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6208" calcext:value-type="float">
            <text:p>462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6288" calcext:value-type="float">
            <text:p>4628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6400" calcext:value-type="float">
            <text:p>4640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6416" calcext:value-type="float">
            <text:p>46416</text:p>
          </table:table-cell>
        </table:table-row>
        <table:table-row table:style-name="ro1">
          <table:table-cell office:value-type="string" calcext:value-type="string">
            <text:p>graph_360_360_6_36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string" calcext:value-type="string">
            <text:p>graph_360_360_66_36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5376" calcext:value-type="float">
            <text:p>3537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5440" calcext:value-type="float">
            <text:p>3544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5488" calcext:value-type="float">
            <text:p>3548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5488" calcext:value-type="float">
            <text:p>3548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5536" calcext:value-type="float">
            <text:p>3553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5520" calcext:value-type="float">
            <text:p>3552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5536" calcext:value-type="float">
            <text:p>3553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5616" calcext:value-type="float">
            <text:p>3561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5824" calcext:value-type="float">
            <text:p>3582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5872" calcext:value-type="float">
            <text:p>3587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5920" calcext:value-type="float">
            <text:p>3592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5968" calcext:value-type="float">
            <text:p>35968</text:p>
          </table:table-cell>
        </table:table-row>
        <table:table-row table:style-name="ro1">
          <table:table-cell office:value-type="string" calcext:value-type="string">
            <text:p>graph_360_360_98_360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51056" calcext:value-type="float">
            <text:p>5105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1088" calcext:value-type="float">
            <text:p>5108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1120" calcext:value-type="float">
            <text:p>5112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1120" calcext:value-type="float">
            <text:p>5112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152" calcext:value-type="float">
            <text:p>5115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1152" calcext:value-type="float">
            <text:p>511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1184" calcext:value-type="float">
            <text:p>5118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51248" calcext:value-type="float">
            <text:p>5124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51392" calcext:value-type="float">
            <text:p>513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1504" calcext:value-type="float">
            <text:p>515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1536" calcext:value-type="float">
            <text:p>5153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string" calcext:value-type="string">
            <text:p>graph_400_400_6_40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76" calcext:value-type="float">
            <text:p>7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string" calcext:value-type="string">
            <text:p>graph_400_400_66_400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3056" calcext:value-type="float">
            <text:p>4305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3088" calcext:value-type="float">
            <text:p>4308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3120" calcext:value-type="float">
            <text:p>4312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136" calcext:value-type="float">
            <text:p>4313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3216" calcext:value-type="float">
            <text:p>4321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3216" calcext:value-type="float">
            <text:p>4321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43200" calcext:value-type="float">
            <text:p>432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3328" calcext:value-type="float">
            <text:p>4332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3456" calcext:value-type="float">
            <text:p>4345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3552" calcext:value-type="float">
            <text:p>4355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3568" calcext:value-type="float">
            <text:p>4356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3696" calcext:value-type="float">
            <text:p>43696</text:p>
          </table:table-cell>
        </table:table-row>
        <table:table-row table:style-name="ro1">
          <table:table-cell office:value-type="string" calcext:value-type="string">
            <text:p>graph_400_400_98_400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2240" calcext:value-type="float">
            <text:p>6224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2304" calcext:value-type="float">
            <text:p>6230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2304" calcext:value-type="float">
            <text:p>6230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2320" calcext:value-type="float">
            <text:p>6232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2368" calcext:value-type="float">
            <text:p>6236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62400" calcext:value-type="float">
            <text:p>6240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2400" calcext:value-type="float">
            <text:p>6240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2448" calcext:value-type="float">
            <text:p>6244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2592" calcext:value-type="float">
            <text:p>6259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2672" calcext:value-type="float">
            <text:p>6267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2720" calcext:value-type="float">
            <text:p>6272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62800" calcext:value-type="float">
            <text:p>62800</text:p>
          </table:table-cell>
        </table:table-row>
        <table:table-row table:style-name="ro1">
          <table:table-cell office:value-type="string" calcext:value-type="string">
            <text:p>graph_40_40_6_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graph_40_40_66_4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string" calcext:value-type="string">
            <text:p>graph_40_40_98_4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string" calcext:value-type="string">
            <text:p>graph_440_440_6_44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904" calcext:value-type="float">
            <text:p>79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952" calcext:value-type="float">
            <text:p>79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984" calcext:value-type="float">
            <text:p>798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graph_440_440_66_440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1360" calcext:value-type="float">
            <text:p>5136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1456" calcext:value-type="float">
            <text:p>5145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1488" calcext:value-type="float">
            <text:p>514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1504" calcext:value-type="float">
            <text:p>5150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51504" calcext:value-type="float">
            <text:p>515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1552" calcext:value-type="float">
            <text:p>515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1584" calcext:value-type="float">
            <text:p>5158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51584" calcext:value-type="float">
            <text:p>5158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1712" calcext:value-type="float">
            <text:p>517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1792" calcext:value-type="float">
            <text:p>517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1856" calcext:value-type="float">
            <text:p>5185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51920" calcext:value-type="float">
            <text:p>51920</text:p>
          </table:table-cell>
        </table:table-row>
        <table:table-row table:style-name="ro1">
          <table:table-cell office:value-type="string" calcext:value-type="string">
            <text:p>graph_440_440_98_440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74704" calcext:value-type="float">
            <text:p>7470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74736" calcext:value-type="float">
            <text:p>74736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74784" calcext:value-type="float">
            <text:p>7478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4800" calcext:value-type="float">
            <text:p>748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4784" calcext:value-type="float">
            <text:p>7478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4832" calcext:value-type="float">
            <text:p>7483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4864" calcext:value-type="float">
            <text:p>7486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74848" calcext:value-type="float">
            <text:p>74848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74976" calcext:value-type="float">
            <text:p>7497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75072" calcext:value-type="float">
            <text:p>7507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5168" calcext:value-type="float">
            <text:p>7516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5232" calcext:value-type="float">
            <text:p>75232</text:p>
          </table:table-cell>
        </table:table-row>
        <table:table-row table:style-name="ro1">
          <table:table-cell office:value-type="string" calcext:value-type="string">
            <text:p>graph_480_480_6_48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32" calcext:value-type="float">
            <text:p>88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72" calcext:value-type="float">
            <text:p>907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string" calcext:value-type="string">
            <text:p>graph_480_480_66_480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60688" calcext:value-type="float">
            <text:p>6068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0704" calcext:value-type="float">
            <text:p>6070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60752" calcext:value-type="float">
            <text:p>6075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60768" calcext:value-type="float">
            <text:p>6076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0752" calcext:value-type="float">
            <text:p>6075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848" calcext:value-type="float">
            <text:p>60848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60864" calcext:value-type="float">
            <text:p>6086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60928" calcext:value-type="float">
            <text:p>609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0944" calcext:value-type="float">
            <text:p>6094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1136" calcext:value-type="float">
            <text:p>6113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1200" calcext:value-type="float">
            <text:p>6120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61248" calcext:value-type="float">
            <text:p>61248</text:p>
          </table:table-cell>
        </table:table-row>
        <table:table-row table:style-name="ro1">
          <table:table-cell office:value-type="string" calcext:value-type="string">
            <text:p>graph_480_480_98_480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88224" calcext:value-type="float">
            <text:p>8822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88288" calcext:value-type="float">
            <text:p>8828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88304" calcext:value-type="float">
            <text:p>8830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88320" calcext:value-type="float">
            <text:p>8832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88304" calcext:value-type="float">
            <text:p>8830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88368" calcext:value-type="float">
            <text:p>8836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88448" calcext:value-type="float">
            <text:p>8844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8400" calcext:value-type="float">
            <text:p>8840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8544" calcext:value-type="float">
            <text:p>8854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8624" calcext:value-type="float">
            <text:p>8862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8736" calcext:value-type="float">
            <text:p>8873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88752" calcext:value-type="float">
            <text:p>88752</text:p>
          </table:table-cell>
        </table:table-row>
        <table:table-row table:style-name="ro1">
          <table:table-cell office:value-type="string" calcext:value-type="string">
            <text:p>graph_50_50_6_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graph_50_50_66_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string" calcext:value-type="string">
            <text:p>graph_50_50_98_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graph_520_520_5_52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736" calcext:value-type="float">
            <text:p>873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32" calcext:value-type="float">
            <text:p>88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912" calcext:value-type="float">
            <text:p>89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232" calcext:value-type="float">
            <text:p>9232</text:p>
          </table:table-cell>
        </table:table-row>
        <table:table-row table:style-name="ro1">
          <table:table-cell office:value-type="string" calcext:value-type="string">
            <text:p>graph_520_520_6_52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696" calcext:value-type="float">
            <text:p>96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792" calcext:value-type="float">
            <text:p>979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856" calcext:value-type="float">
            <text:p>98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968" calcext:value-type="float">
            <text:p>996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192" calcext:value-type="float">
            <text:p>10192</text:p>
          </table:table-cell>
        </table:table-row>
        <table:table-row table:style-name="ro1">
          <table:table-cell office:value-type="string" calcext:value-type="string">
            <text:p>graph_520_520_66_520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70512" calcext:value-type="float">
            <text:p>7051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70528" calcext:value-type="float">
            <text:p>7052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0576" calcext:value-type="float">
            <text:p>7057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0608" calcext:value-type="float">
            <text:p>7060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0640" calcext:value-type="float">
            <text:p>7064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0704" calcext:value-type="float">
            <text:p>7070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70752" calcext:value-type="float">
            <text:p>7075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70736" calcext:value-type="float">
            <text:p>707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0864" calcext:value-type="float">
            <text:p>7086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0864" calcext:value-type="float">
            <text:p>7086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71040" calcext:value-type="float">
            <text:p>7104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1008" calcext:value-type="float">
            <text:p>71008</text:p>
          </table:table-cell>
        </table:table-row>
        <table:table-row table:style-name="ro1">
          <table:table-cell office:value-type="string" calcext:value-type="string">
            <text:p>graph_520_520_98_520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02944" calcext:value-type="float">
            <text:p>10294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02960" calcext:value-type="float">
            <text:p>10296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02992" calcext:value-type="float">
            <text:p>10299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02992" calcext:value-type="float">
            <text:p>10299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03056" calcext:value-type="float">
            <text:p>10305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03040" calcext:value-type="float">
            <text:p>10304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3120" calcext:value-type="float">
            <text:p>10312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3200" calcext:value-type="float">
            <text:p>10320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248" calcext:value-type="float">
            <text:p>10324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3296" calcext:value-type="float">
            <text:p>10329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3408" calcext:value-type="float">
            <text:p>10340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3440" calcext:value-type="float">
            <text:p>103440</text:p>
          </table:table-cell>
        </table:table-row>
        <table:table-row table:style-name="ro1">
          <table:table-cell office:value-type="string" calcext:value-type="string">
            <text:p>graph_600_600_6_600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856" calcext:value-type="float">
            <text:p>1185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920" calcext:value-type="float">
            <text:p>1192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952" calcext:value-type="float">
            <text:p>119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016" calcext:value-type="float">
            <text:p>120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016" calcext:value-type="float">
            <text:p>120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096" calcext:value-type="float">
            <text:p>120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176" calcext:value-type="float">
            <text:p>121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256" calcext:value-type="float">
            <text:p>122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336" calcext:value-type="float">
            <text:p>1233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graph_600_600_66_600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92960" calcext:value-type="float">
            <text:p>9296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93024" calcext:value-type="float">
            <text:p>9302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93088" calcext:value-type="float">
            <text:p>9308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93120" calcext:value-type="float">
            <text:p>9312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93120" calcext:value-type="float">
            <text:p>9312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93216" calcext:value-type="float">
            <text:p>9321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3168" calcext:value-type="float">
            <text:p>9316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232" calcext:value-type="float">
            <text:p>9323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3408" calcext:value-type="float">
            <text:p>9340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3360" calcext:value-type="float">
            <text:p>9336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3424" calcext:value-type="float">
            <text:p>9342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3600" calcext:value-type="float">
            <text:p>93600</text:p>
          </table:table-cell>
        </table:table-row>
        <table:table-row table:style-name="ro1">
          <table:table-cell office:value-type="string" calcext:value-type="string">
            <text:p>graph_600_600_98_600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135984" calcext:value-type="float">
            <text:p>135984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36032" calcext:value-type="float">
            <text:p>13603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36080" calcext:value-type="float">
            <text:p>13608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36112" calcext:value-type="float">
            <text:p>13611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36112" calcext:value-type="float">
            <text:p>13611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36128" calcext:value-type="float">
            <text:p>13612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36144" calcext:value-type="float">
            <text:p>13614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6224" calcext:value-type="float">
            <text:p>13622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6400" calcext:value-type="float">
            <text:p>13640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6384" calcext:value-type="float">
            <text:p>13638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36400" calcext:value-type="float">
            <text:p>136400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36464" calcext:value-type="float">
            <text:p>136464</text:p>
          </table:table-cell>
        </table:table-row>
        <table:table-row table:style-name="ro1">
          <table:table-cell office:value-type="string" calcext:value-type="string">
            <text:p>graph_60_60_6_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graph_60_60_66_6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graph_60_60_98_6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graph_700_700_66_700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25104" calcext:value-type="float">
            <text:p>12510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25152" calcext:value-type="float">
            <text:p>125152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25184" calcext:value-type="float">
            <text:p>12518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5216" calcext:value-type="float">
            <text:p>12521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25280" calcext:value-type="float">
            <text:p>12528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5360" calcext:value-type="float">
            <text:p>12536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5344" calcext:value-type="float">
            <text:p>12534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25312" calcext:value-type="float">
            <text:p>12531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25472" calcext:value-type="float">
            <text:p>12547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600" calcext:value-type="float">
            <text:p>12560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5680" calcext:value-type="float">
            <text:p>12568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5904" calcext:value-type="float">
            <text:p>125904</text:p>
          </table:table-cell>
        </table:table-row>
        <table:table-row table:style-name="ro1">
          <table:table-cell office:value-type="string" calcext:value-type="string">
            <text:p>graph_700_700_6_70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4688" calcext:value-type="float">
            <text:p>1468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4784" calcext:value-type="float">
            <text:p>147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864" calcext:value-type="float">
            <text:p>148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928" calcext:value-type="float">
            <text:p>1492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992" calcext:value-type="float">
            <text:p>1499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088" calcext:value-type="float">
            <text:p>150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248" calcext:value-type="float">
            <text:p>1524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344" calcext:value-type="float">
            <text:p>15344</text:p>
          </table:table-cell>
        </table:table-row>
        <table:table-row table:style-name="ro1">
          <table:table-cell office:value-type="string" calcext:value-type="string">
            <text:p>graph_700_700_98_700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83840" calcext:value-type="float">
            <text:p>183840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83872" calcext:value-type="float">
            <text:p>18387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83920" calcext:value-type="float">
            <text:p>18392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83920" calcext:value-type="float">
            <text:p>183920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83920" calcext:value-type="float">
            <text:p>18392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83984" calcext:value-type="float">
            <text:p>18398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83984" calcext:value-type="float">
            <text:p>18398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84048" calcext:value-type="float">
            <text:p>18404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84192" calcext:value-type="float">
            <text:p>18419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84272" calcext:value-type="float">
            <text:p>18427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84368" calcext:value-type="float">
            <text:p>18436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4416" calcext:value-type="float">
            <text:p>184416</text:p>
          </table:table-cell>
        </table:table-row>
        <table:table-row table:style-name="ro1">
          <table:table-cell office:value-type="string" calcext:value-type="string">
            <text:p>graph_70_70_66_7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graph_70_70_6_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graph_70_70_98_7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string" calcext:value-type="string">
            <text:p>graph_750_750_66_750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43088" calcext:value-type="float">
            <text:p>143088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43200" calcext:value-type="float">
            <text:p>14320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43248" calcext:value-type="float">
            <text:p>14324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43264" calcext:value-type="float">
            <text:p>14326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43312" calcext:value-type="float">
            <text:p>14331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3328" calcext:value-type="float">
            <text:p>14332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43360" calcext:value-type="float">
            <text:p>14336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43488" calcext:value-type="float">
            <text:p>14348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43520" calcext:value-type="float">
            <text:p>14352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3632" calcext:value-type="float">
            <text:p>14363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3840" calcext:value-type="float">
            <text:p>14384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43808" calcext:value-type="float">
            <text:p>143808</text:p>
          </table:table-cell>
        </table:table-row>
        <table:table-row table:style-name="ro1">
          <table:table-cell office:value-type="string" calcext:value-type="string">
            <text:p>graph_750_750_6_750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464" calcext:value-type="float">
            <text:p>1646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6464" calcext:value-type="float">
            <text:p>1646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6496" calcext:value-type="float">
            <text:p>164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560" calcext:value-type="float">
            <text:p>1656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560" calcext:value-type="float">
            <text:p>1656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608" calcext:value-type="float">
            <text:p>166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672" calcext:value-type="float">
            <text:p>1667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832" calcext:value-type="float">
            <text:p>1683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880" calcext:value-type="float">
            <text:p>1688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944" calcext:value-type="float">
            <text:p>169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976" calcext:value-type="float">
            <text:p>16976</text:p>
          </table:table-cell>
        </table:table-row>
        <table:table-row table:style-name="ro1">
          <table:table-cell office:value-type="string" calcext:value-type="string">
            <text:p>graph_750_750_98_750</text:p>
          </table:table-cell>
          <table:table-cell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210560" calcext:value-type="float">
            <text:p>210560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210592" calcext:value-type="float">
            <text:p>21059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10624" calcext:value-type="float">
            <text:p>21062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10608" calcext:value-type="float">
            <text:p>21060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10688" calcext:value-type="float">
            <text:p>21068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10656" calcext:value-type="float">
            <text:p>21065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10720" calcext:value-type="float">
            <text:p>210720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10720" calcext:value-type="float">
            <text:p>21072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10896" calcext:value-type="float">
            <text:p>21089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10976" calcext:value-type="float">
            <text:p>21097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11088" calcext:value-type="float">
            <text:p>21108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11088" calcext:value-type="float">
            <text:p>211088</text:p>
          </table:table-cell>
        </table:table-row>
        <table:table-row table:style-name="ro1">
          <table:table-cell office:value-type="string" calcext:value-type="string">
            <text:p>graph_800_800_66_800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62384" calcext:value-type="float">
            <text:p>16238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62400" calcext:value-type="float">
            <text:p>16240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2448" calcext:value-type="float">
            <text:p>162448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62496" calcext:value-type="float">
            <text:p>16249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62512" calcext:value-type="float">
            <text:p>16251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2592" calcext:value-type="float">
            <text:p>16259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2576" calcext:value-type="float">
            <text:p>16257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2592" calcext:value-type="float">
            <text:p>16259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2752" calcext:value-type="float">
            <text:p>16275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2816" calcext:value-type="float">
            <text:p>1628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2912" calcext:value-type="float">
            <text:p>16291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62976" calcext:value-type="float">
            <text:p>162976</text:p>
          </table:table-cell>
        </table:table-row>
        <table:table-row table:style-name="ro1">
          <table:table-cell office:value-type="string" calcext:value-type="string">
            <text:p>graph_800_800_6_800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8096" calcext:value-type="float">
            <text:p>1809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8144" calcext:value-type="float">
            <text:p>1814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208" calcext:value-type="float">
            <text:p>1820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272" calcext:value-type="float">
            <text:p>1827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272" calcext:value-type="float">
            <text:p>1827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288" calcext:value-type="float">
            <text:p>182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352" calcext:value-type="float">
            <text:p>183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528" calcext:value-type="float">
            <text:p>1852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752" calcext:value-type="float">
            <text:p>18752</text:p>
          </table:table-cell>
        </table:table-row>
        <table:table-row table:style-name="ro1">
          <table:table-cell office:value-type="string" calcext:value-type="string">
            <text:p>graph_800_800_98_800</text:p>
          </table:table-cell>
          <table:table-cell/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239232" calcext:value-type="float">
            <text:p>239232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239248" calcext:value-type="float">
            <text:p>23924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239264" calcext:value-type="float">
            <text:p>23926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39328" calcext:value-type="float">
            <text:p>23932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39328" calcext:value-type="float">
            <text:p>23932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39312" calcext:value-type="float">
            <text:p>23931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39392" calcext:value-type="float">
            <text:p>23939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39408" calcext:value-type="float">
            <text:p>23940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39520" calcext:value-type="float">
            <text:p>239520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39600" calcext:value-type="float">
            <text:p>23960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39680" calcext:value-type="float">
            <text:p>23968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39776" calcext:value-type="float">
            <text:p>239776</text:p>
          </table:table-cell>
        </table:table-row>
        <table:table-row table:style-name="ro1">
          <table:table-cell office:value-type="string" calcext:value-type="string">
            <text:p>graph_80_80_66_8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string" calcext:value-type="string">
            <text:p>graph_80_80_6_8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graph_80_80_98_8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string" calcext:value-type="string">
            <text:p>graph_90_90_66_9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graph_90_90_6_9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graph_90_90_98_9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44" calcext:value-type="float">
            <text:p>6544</text:p>
          </table:table-cell>
        </table:table-row>
      </table:table>
      <table:table table:name="Sheet1" table:style-name="ta1">
        <table:table-column table:style-name="co4" table:default-cell-style-name="Default"/>
        <table:table-row table:style-name="ro1" table:number-rows-repeated="1534">
          <table:table-cell table:style-name="ce1"/>
        </table:table-row>
        <table:table-row table:style-name="ro1" table:number-rows-repeated="104704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4:55:55.121764972</meta:creation-date>
    <dc:date>2014-12-14T15:11:29.038527902</dc:date>
    <meta:editing-duration>PT23S</meta:editing-duration>
    <meta:editing-cycles>1</meta:editing-cycles>
    <meta:document-statistic meta:table-count="2" meta:cell-count="2950" meta:object-count="0"/>
    <meta:generator>LibreOffice/4.1.4.2$Linux_X86_64 LibreOffice_project/410$Build-2</meta:generator>
  </office:meta>
</office:document-meta>
</file>